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1.96156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88.0"/>
          <table:table-cell office:value-type="float" office:value="7366.0"/>
          <table:table-cell office:value-type="float" office:value="28206.0"/>
          <table:table-cell office:value-type="float" office:value="125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24.0"/>
          <table:table-cell office:value-type="float" office:value="16570.0"/>
          <table:table-cell office:value-type="float" office:value="13177.0"/>
          <table:table-cell office:value-type="float" office:value="12312.0"/>
          <table:table-cell office:value-type="float" office:value="5601.0"/>
          <table:table-cell office:value-type="float" office:value="120.0"/>
          <table:table-cell office:value-type="float" office:value="2.33567"/>
          <table:table-cell office:value-type="float" office:value="0.1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409.0"/>
          <table:table-cell office:value-type="float" office:value="7366.0"/>
          <table:table-cell office:value-type="float" office:value="28206.0"/>
          <table:table-cell office:value-type="float" office:value="1228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24.0"/>
          <table:table-cell office:value-type="float" office:value="16570.0"/>
          <table:table-cell office:value-type="float" office:value="13177.0"/>
          <table:table-cell office:value-type="float" office:value="12312.0"/>
          <table:table-cell office:value-type="float" office:value="5600.0"/>
          <table:table-cell office:value-type="float" office:value="120.0"/>
          <table:table-cell office:value-type="float" office:value="2.18238"/>
          <table:table-cell office:value-type="float" office:value="0.1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62.0"/>
          <table:table-cell office:value-type="float" office:value="7246.0"/>
          <table:table-cell office:value-type="float" office:value="27838.0"/>
          <table:table-cell office:value-type="float" office:value="1294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88.0"/>
          <table:table-cell office:value-type="float" office:value="16492.0"/>
          <table:table-cell office:value-type="float" office:value="13099.0"/>
          <table:table-cell office:value-type="float" office:value="12694.0"/>
          <table:table-cell office:value-type="float" office:value="3828.0"/>
          <table:table-cell office:value-type="float" office:value="12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2.02764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293.0"/>
          <table:table-cell office:value-type="float" office:value="7533.0"/>
          <table:table-cell office:value-type="float" office:value="28996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60.0"/>
          <table:table-cell office:value-type="float" office:value="16976.0"/>
          <table:table-cell office:value-type="float" office:value="13447.0"/>
          <table:table-cell office:value-type="float" office:value="12630.0"/>
          <table:table-cell office:value-type="float" office:value="5650.0"/>
          <table:table-cell office:value-type="float" office:value="120.0"/>
          <table:table-cell office:value-type="float" office:value="2.09785"/>
          <table:table-cell office:value-type="float" office:value="0.16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53.0"/>
          <table:table-cell office:value-type="float" office:value="2633.0"/>
          <table:table-cell office:value-type="float" office:value="7533.0"/>
          <table:table-cell office:value-type="float" office:value="28996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60.0"/>
          <table:table-cell office:value-type="float" office:value="16976.0"/>
          <table:table-cell office:value-type="float" office:value="13447.0"/>
          <table:table-cell office:value-type="float" office:value="12630.0"/>
          <table:table-cell office:value-type="float" office:value="5651.0"/>
          <table:table-cell office:value-type="float" office:value="120.0"/>
          <table:table-cell office:value-type="float" office:value="2.20596"/>
          <table:table-cell office:value-type="float" office:value="0.141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21.0"/>
          <table:table-cell office:value-type="float" office:value="1577.0"/>
          <table:table-cell office:value-type="float" office:value="7413.0"/>
          <table:table-cell office:value-type="float" office:value="28628.0"/>
          <table:table-cell office:value-type="float" office:value="128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24.0"/>
          <table:table-cell office:value-type="float" office:value="16898.0"/>
          <table:table-cell office:value-type="float" office:value="13369.0"/>
          <table:table-cell office:value-type="float" office:value="13012.0"/>
          <table:table-cell office:value-type="float" office:value="3853.0"/>
          <table:table-cell office:value-type="float" office:value="12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1.8971"/>
          <table:table-cell office:value-type="float" office:value="0.09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4.0"/>
          <table:table-cell office:value-type="float" office:value="7451.0"/>
          <table:table-cell office:value-type="float" office:value="28609.0"/>
          <table:table-cell office:value-type="float" office:value="127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33.0"/>
          <table:table-cell office:value-type="float" office:value="16748.0"/>
          <table:table-cell office:value-type="float" office:value="13310.0"/>
          <table:table-cell office:value-type="float" office:value="12442.0"/>
          <table:table-cell office:value-type="float" office:value="5619.0"/>
          <table:table-cell office:value-type="float" office:value="120.0"/>
          <table:table-cell office:value-type="float" office:value="2.01293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444.0"/>
          <table:table-cell office:value-type="float" office:value="7451.0"/>
          <table:table-cell office:value-type="float" office:value="28609.0"/>
          <table:table-cell office:value-type="float" office:value="125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33.0"/>
          <table:table-cell office:value-type="float" office:value="16748.0"/>
          <table:table-cell office:value-type="float" office:value="13310.0"/>
          <table:table-cell office:value-type="float" office:value="12442.0"/>
          <table:table-cell office:value-type="float" office:value="5619.0"/>
          <table:table-cell office:value-type="float" office:value="120.0"/>
          <table:table-cell office:value-type="float" office:value="2.22588"/>
          <table:table-cell office:value-type="float" office:value="0.0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5.0"/>
          <table:table-cell office:value-type="float" office:value="7331.0"/>
          <table:table-cell office:value-type="float" office:value="28241.0"/>
          <table:table-cell office:value-type="float" office:value="129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97.0"/>
          <table:table-cell office:value-type="float" office:value="16672.0"/>
          <table:table-cell office:value-type="float" office:value="13234.0"/>
          <table:table-cell office:value-type="float" office:value="12822.0"/>
          <table:table-cell office:value-type="float" office:value="3834.0"/>
          <table:table-cell office:value-type="float" office:value="12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1.89864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432.0"/>
          <table:table-cell office:value-type="float" office:value="6676.0"/>
          <table:table-cell office:value-type="float" office:value="25783.0"/>
          <table:table-cell office:value-type="float" office:value="1262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47.0"/>
          <table:table-cell office:value-type="float" office:value="15758.0"/>
          <table:table-cell office:value-type="float" office:value="12435.0"/>
          <table:table-cell office:value-type="float" office:value="12008.0"/>
          <table:table-cell office:value-type="float" office:value="5559.0"/>
          <table:table-cell office:value-type="float" office:value="120.0"/>
          <table:table-cell office:value-type="float" office:value="2.01321"/>
          <table:table-cell office:value-type="float" office:value="0.0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73.0"/>
          <table:table-cell office:value-type="float" office:value="6676.0"/>
          <table:table-cell office:value-type="float" office:value="25783.0"/>
          <table:table-cell office:value-type="float" office:value="125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47.0"/>
          <table:table-cell office:value-type="float" office:value="15758.0"/>
          <table:table-cell office:value-type="float" office:value="12435.0"/>
          <table:table-cell office:value-type="float" office:value="12008.0"/>
          <table:table-cell office:value-type="float" office:value="5561.0"/>
          <table:table-cell office:value-type="float" office:value="120.0"/>
          <table:table-cell office:value-type="float" office:value="2.16932"/>
          <table:table-cell office:value-type="float" office:value="0.1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74.0"/>
          <table:table-cell office:value-type="float" office:value="6556.0"/>
          <table:table-cell office:value-type="float" office:value="25415.0"/>
          <table:table-cell office:value-type="float" office:value="128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1.0"/>
          <table:table-cell office:value-type="float" office:value="15683.0"/>
          <table:table-cell office:value-type="float" office:value="12360.0"/>
          <table:table-cell office:value-type="float" office:value="12387.0"/>
          <table:table-cell office:value-type="float" office:value="3798.0"/>
          <table:table-cell office:value-type="float" office:value="12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2.03192"/>
          <table:table-cell office:value-type="float" office:value="0.0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462.0"/>
          <table:table-cell office:value-type="float" office:value="7185.0"/>
          <table:table-cell office:value-type="float" office:value="27728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79.0"/>
          <table:table-cell office:value-type="float" office:value="16533.0"/>
          <table:table-cell office:value-type="float" office:value="13076.0"/>
          <table:table-cell office:value-type="float" office:value="12446.0"/>
          <table:table-cell office:value-type="float" office:value="5614.0"/>
          <table:table-cell office:value-type="float" office:value="120.0"/>
          <table:table-cell office:value-type="float" office:value="2.03515"/>
          <table:table-cell office:value-type="float" office:value="0.1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11.0"/>
          <table:table-cell office:value-type="float" office:value="7185.0"/>
          <table:table-cell office:value-type="float" office:value="27728.0"/>
          <table:table-cell office:value-type="float" office:value="125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79.0"/>
          <table:table-cell office:value-type="float" office:value="16533.0"/>
          <table:table-cell office:value-type="float" office:value="13076.0"/>
          <table:table-cell office:value-type="float" office:value="12446.0"/>
          <table:table-cell office:value-type="float" office:value="5615.0"/>
          <table:table-cell office:value-type="float" office:value="120.0"/>
          <table:table-cell office:value-type="float" office:value="2.20712"/>
          <table:table-cell office:value-type="float" office:value="0.12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22.0"/>
          <table:table-cell office:value-type="float" office:value="1801.0"/>
          <table:table-cell office:value-type="float" office:value="7065.0"/>
          <table:table-cell office:value-type="float" office:value="27360.0"/>
          <table:table-cell office:value-type="float" office:value="1283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43.0"/>
          <table:table-cell office:value-type="float" office:value="16457.0"/>
          <table:table-cell office:value-type="float" office:value="13000.0"/>
          <table:table-cell office:value-type="float" office:value="12826.0"/>
          <table:table-cell office:value-type="float" office:value="3826.0"/>
          <table:table-cell office:value-type="float" office:value="12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2.13165"/>
          <table:table-cell office:value-type="float" office:value="0.232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359.0"/>
          <table:table-cell office:value-type="float" office:value="6827.0"/>
          <table:table-cell office:value-type="float" office:value="11534.0"/>
          <table:table-cell office:value-type="float" office:value="43999.0"/>
          <table:table-cell office:value-type="float" office:value="1275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31.0"/>
          <table:table-cell office:value-type="float" office:value="23281.0"/>
          <table:table-cell office:value-type="float" office:value="18750.0"/>
          <table:table-cell office:value-type="float" office:value="16313.0"/>
          <table:table-cell office:value-type="float" office:value="3549.0"/>
          <table:table-cell office:value-type="float" office:value="120.0"/>
          <table:table-cell office:value-type="float" office:value="2.0217"/>
          <table:table-cell office:value-type="float" office:value="0.14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0.0"/>
          <table:table-cell office:value-type="float" office:value="1330.0"/>
          <table:table-cell office:value-type="float" office:value="11534.0"/>
          <table:table-cell office:value-type="float" office:value="43999.0"/>
          <table:table-cell office:value-type="float" office:value="126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31.0"/>
          <table:table-cell office:value-type="float" office:value="23281.0"/>
          <table:table-cell office:value-type="float" office:value="18750.0"/>
          <table:table-cell office:value-type="float" office:value="16313.0"/>
          <table:table-cell office:value-type="float" office:value="3549.0"/>
          <table:table-cell office:value-type="float" office:value="120.0"/>
          <table:table-cell office:value-type="float" office:value="2.15292"/>
          <table:table-cell office:value-type="float" office:value="0.1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1.0"/>
          <table:table-cell office:value-type="float" office:value="11414.0"/>
          <table:table-cell office:value-type="float" office:value="43631.0"/>
          <table:table-cell office:value-type="float" office:value="128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95.0"/>
          <table:table-cell office:value-type="float" office:value="23200.0"/>
          <table:table-cell office:value-type="float" office:value="18669.0"/>
          <table:table-cell office:value-type="float" office:value="16698.0"/>
          <table:table-cell office:value-type="float" office:value="4335.0"/>
          <table:table-cell office:value-type="float" office:value="12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2.07923"/>
          <table:table-cell office:value-type="float" office:value="0.1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52.0"/>
          <table:table-cell office:value-type="float" office:value="11433.0"/>
          <table:table-cell office:value-type="float" office:value="43609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01.0"/>
          <table:table-cell office:value-type="float" office:value="23105.0"/>
          <table:table-cell office:value-type="float" office:value="18599.0"/>
          <table:table-cell office:value-type="float" office:value="16199.0"/>
          <table:table-cell office:value-type="float" office:value="3532.0"/>
          <table:table-cell office:value-type="float" office:value="120.0"/>
          <table:table-cell office:value-type="float" office:value="2.01096"/>
          <table:table-cell office:value-type="float" office:value="0.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5.0"/>
          <table:table-cell office:value-type="float" office:value="11433.0"/>
          <table:table-cell office:value-type="float" office:value="43609.0"/>
          <table:table-cell office:value-type="float" office:value="1243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01.0"/>
          <table:table-cell office:value-type="float" office:value="23105.0"/>
          <table:table-cell office:value-type="float" office:value="18599.0"/>
          <table:table-cell office:value-type="float" office:value="16199.0"/>
          <table:table-cell office:value-type="float" office:value="3532.0"/>
          <table:table-cell office:value-type="float" office:value="120.0"/>
          <table:table-cell office:value-type="float" office:value="2.15098"/>
          <table:table-cell office:value-type="float" office:value="0.08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27.0"/>
          <table:table-cell office:value-type="float" office:value="11313.0"/>
          <table:table-cell office:value-type="float" office:value="43241.0"/>
          <table:table-cell office:value-type="float" office:value="128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65.0"/>
          <table:table-cell office:value-type="float" office:value="23026.0"/>
          <table:table-cell office:value-type="float" office:value="18520.0"/>
          <table:table-cell office:value-type="float" office:value="16582.0"/>
          <table:table-cell office:value-type="float" office:value="4314.0"/>
          <table:table-cell office:value-type="float" office:value="12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2.42159"/>
          <table:table-cell office:value-type="float" office:value="0.552"/>
          <table:table-cell office:value-type="float" office:value="0.43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5277.0"/>
          <table:table-cell office:value-type="float" office:value="21572.0"/>
          <table:table-cell office:value-type="float" office:value="11375.0"/>
          <table:table-cell office:value-type="float" office:value="43375.0"/>
          <table:table-cell office:value-type="float" office:value="1275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892.0"/>
          <table:table-cell office:value-type="float" office:value="23002.0"/>
          <table:table-cell office:value-type="float" office:value="18526.0"/>
          <table:table-cell office:value-type="float" office:value="16128.0"/>
          <table:table-cell office:value-type="float" office:value="3536.0"/>
          <table:table-cell office:value-type="float" office:value="120.0"/>
          <table:table-cell office:value-type="float" office:value="2.07497"/>
          <table:table-cell office:value-type="float" office:value="0.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138.0"/>
          <table:table-cell office:value-type="float" office:value="11375.0"/>
          <table:table-cell office:value-type="float" office:value="43375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892.0"/>
          <table:table-cell office:value-type="float" office:value="23002.0"/>
          <table:table-cell office:value-type="float" office:value="18526.0"/>
          <table:table-cell office:value-type="float" office:value="16128.0"/>
          <table:table-cell office:value-type="float" office:value="3536.0"/>
          <table:table-cell office:value-type="float" office:value="120.0"/>
          <table:table-cell office:value-type="float" office:value="2.17258"/>
          <table:table-cell office:value-type="float" office:value="0.16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808.0"/>
          <table:table-cell office:value-type="float" office:value="11255.0"/>
          <table:table-cell office:value-type="float" office:value="43007.0"/>
          <table:table-cell office:value-type="float" office:value="129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56.0"/>
          <table:table-cell office:value-type="float" office:value="22924.0"/>
          <table:table-cell office:value-type="float" office:value="18448.0"/>
          <table:table-cell office:value-type="float" office:value="16510.0"/>
          <table:table-cell office:value-type="float" office:value="4316.0"/>
          <table:table-cell office:value-type="float" office:value="12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1.98076"/>
          <table:table-cell office:value-type="float" office:value="0.1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095.0"/>
          <table:table-cell office:value-type="float" office:value="11528.0"/>
          <table:table-cell office:value-type="float" office:value="4398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35.0"/>
          <table:table-cell office:value-type="float" office:value="23283.0"/>
          <table:table-cell office:value-type="float" office:value="18752.0"/>
          <table:table-cell office:value-type="float" office:value="16317.0"/>
          <table:table-cell office:value-type="float" office:value="3565.0"/>
          <table:table-cell office:value-type="float" office:value="120.0"/>
          <table:table-cell office:value-type="float" office:value="2.10655"/>
          <table:table-cell office:value-type="float" office:value="0.166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81.0"/>
          <table:table-cell office:value-type="float" office:value="5690.0"/>
          <table:table-cell office:value-type="float" office:value="11528.0"/>
          <table:table-cell office:value-type="float" office:value="43985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35.0"/>
          <table:table-cell office:value-type="float" office:value="23283.0"/>
          <table:table-cell office:value-type="float" office:value="18752.0"/>
          <table:table-cell office:value-type="float" office:value="16317.0"/>
          <table:table-cell office:value-type="float" office:value="3565.0"/>
          <table:table-cell office:value-type="float" office:value="120.0"/>
          <table:table-cell office:value-type="float" office:value="2.19079"/>
          <table:table-cell office:value-type="float" office:value="0.13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5.0"/>
          <table:table-cell office:value-type="float" office:value="11408.0"/>
          <table:table-cell office:value-type="float" office:value="43617.0"/>
          <table:table-cell office:value-type="float" office:value="129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99.0"/>
          <table:table-cell office:value-type="float" office:value="23202.0"/>
          <table:table-cell office:value-type="float" office:value="18671.0"/>
          <table:table-cell office:value-type="float" office:value="16702.0"/>
          <table:table-cell office:value-type="float" office:value="4351.0"/>
          <table:table-cell office:value-type="float" office:value="12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1.90825"/>
          <table:table-cell office:value-type="float" office:value="0.18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815.0"/>
          <table:table-cell office:value-type="float" office:value="11487.0"/>
          <table:table-cell office:value-type="float" office:value="43796.0"/>
          <table:table-cell office:value-type="float" office:value="1258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20.0"/>
          <table:table-cell office:value-type="float" office:value="23190.0"/>
          <table:table-cell office:value-type="float" office:value="18678.0"/>
          <table:table-cell office:value-type="float" office:value="16252.0"/>
          <table:table-cell office:value-type="float" office:value="3540.0"/>
          <table:table-cell office:value-type="float" office:value="120.0"/>
          <table:table-cell office:value-type="float" office:value="1.96934"/>
          <table:table-cell office:value-type="float" office:value="0.14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03.0"/>
          <table:table-cell office:value-type="float" office:value="11487.0"/>
          <table:table-cell office:value-type="float" office:value="43796.0"/>
          <table:table-cell office:value-type="float" office:value="125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20.0"/>
          <table:table-cell office:value-type="float" office:value="23190.0"/>
          <table:table-cell office:value-type="float" office:value="18678.0"/>
          <table:table-cell office:value-type="float" office:value="16252.0"/>
          <table:table-cell office:value-type="float" office:value="3540.0"/>
          <table:table-cell office:value-type="float" office:value="120.0"/>
          <table:table-cell office:value-type="float" office:value="2.17271"/>
          <table:table-cell office:value-type="float" office:value="0.19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0.0"/>
          <table:table-cell office:value-type="float" office:value="11367.0"/>
          <table:table-cell office:value-type="float" office:value="43428.0"/>
          <table:table-cell office:value-type="float" office:value="129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84.0"/>
          <table:table-cell office:value-type="float" office:value="23110.0"/>
          <table:table-cell office:value-type="float" office:value="18598.0"/>
          <table:table-cell office:value-type="float" office:value="16636.0"/>
          <table:table-cell office:value-type="float" office:value="4324.0"/>
          <table:table-cell office:value-type="float" office:value="12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1.96099"/>
          <table:table-cell office:value-type="float" office:value="0.1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33.0"/>
          <table:table-cell office:value-type="float" office:value="15271.0"/>
          <table:table-cell office:value-type="float" office:value="61263.0"/>
          <table:table-cell office:value-type="float" office:value="127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82.0"/>
          <table:table-cell office:value-type="float" office:value="33818.0"/>
          <table:table-cell office:value-type="float" office:value="25712.0"/>
          <table:table-cell office:value-type="float" office:value="24897.0"/>
          <table:table-cell office:value-type="float" office:value="4947.0"/>
          <table:table-cell office:value-type="float" office:value="150.0"/>
          <table:table-cell office:value-type="float" office:value="1.88616"/>
          <table:table-cell office:value-type="float" office:value="0.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693.0"/>
          <table:table-cell office:value-type="float" office:value="15271.0"/>
          <table:table-cell office:value-type="float" office:value="61263.0"/>
          <table:table-cell office:value-type="float" office:value="1243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82.0"/>
          <table:table-cell office:value-type="float" office:value="33818.0"/>
          <table:table-cell office:value-type="float" office:value="25712.0"/>
          <table:table-cell office:value-type="float" office:value="24897.0"/>
          <table:table-cell office:value-type="float" office:value="4947.0"/>
          <table:table-cell office:value-type="float" office:value="150.0"/>
          <table:table-cell office:value-type="float" office:value="2.16971"/>
          <table:table-cell office:value-type="float" office:value="0.2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15121.0"/>
          <table:table-cell office:value-type="float" office:value="60803.0"/>
          <table:table-cell office:value-type="float" office:value="129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12.0"/>
          <table:table-cell office:value-type="float" office:value="33718.0"/>
          <table:table-cell office:value-type="float" office:value="25612.0"/>
          <table:table-cell office:value-type="float" office:value="25377.0"/>
          <table:table-cell office:value-type="float" office:value="5927.0"/>
          <table:table-cell office:value-type="float" office:value="15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2.14118"/>
          <table:table-cell office:value-type="float" office:value="0.1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543.0"/>
          <table:table-cell office:value-type="float" office:value="14891.0"/>
          <table:table-cell office:value-type="float" office:value="59949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471.0"/>
          <table:table-cell office:value-type="float" office:value="33371.0"/>
          <table:table-cell office:value-type="float" office:value="25290.0"/>
          <table:table-cell office:value-type="float" office:value="24739.0"/>
          <table:table-cell office:value-type="float" office:value="9175.0"/>
          <table:table-cell office:value-type="float" office:value="150.0"/>
          <table:table-cell office:value-type="float" office:value="2.18824"/>
          <table:table-cell office:value-type="float" office:value="0.2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728.0"/>
          <table:table-cell office:value-type="float" office:value="14891.0"/>
          <table:table-cell office:value-type="float" office:value="59949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471.0"/>
          <table:table-cell office:value-type="float" office:value="33371.0"/>
          <table:table-cell office:value-type="float" office:value="25290.0"/>
          <table:table-cell office:value-type="float" office:value="24739.0"/>
          <table:table-cell office:value-type="float" office:value="9174.0"/>
          <table:table-cell office:value-type="float" office:value="150.0"/>
          <table:table-cell office:value-type="float" office:value="2.20921"/>
          <table:table-cell office:value-type="float" office:value="0.1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9.0"/>
          <table:table-cell office:value-type="float" office:value="14741.0"/>
          <table:table-cell office:value-type="float" office:value="59489.0"/>
          <table:table-cell office:value-type="float" office:value="129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01.0"/>
          <table:table-cell office:value-type="float" office:value="33276.0"/>
          <table:table-cell office:value-type="float" office:value="25195.0"/>
          <table:table-cell office:value-type="float" office:value="25214.0"/>
          <table:table-cell office:value-type="float" office:value="5861.0"/>
          <table:table-cell office:value-type="float" office:value="15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2.09073"/>
          <table:table-cell office:value-type="float" office:value="0.1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505.0"/>
          <table:table-cell office:value-type="float" office:value="14993.0"/>
          <table:table-cell office:value-type="float" office:value="60263.0"/>
          <table:table-cell office:value-type="float" office:value="125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22.0"/>
          <table:table-cell office:value-type="float" office:value="33498.0"/>
          <table:table-cell office:value-type="float" office:value="25433.0"/>
          <table:table-cell office:value-type="float" office:value="24803.0"/>
          <table:table-cell office:value-type="float" office:value="9222.0"/>
          <table:table-cell office:value-type="float" office:value="150.0"/>
          <table:table-cell office:value-type="float" office:value="2.14508"/>
          <table:table-cell office:value-type="float" office:value="0.24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06.0"/>
          <table:table-cell office:value-type="float" office:value="14993.0"/>
          <table:table-cell office:value-type="float" office:value="60263.0"/>
          <table:table-cell office:value-type="float" office:value="1242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22.0"/>
          <table:table-cell office:value-type="float" office:value="33498.0"/>
          <table:table-cell office:value-type="float" office:value="25433.0"/>
          <table:table-cell office:value-type="float" office:value="24803.0"/>
          <table:table-cell office:value-type="float" office:value="9224.0"/>
          <table:table-cell office:value-type="float" office:value="150.0"/>
          <table:table-cell office:value-type="float" office:value="2.2954"/>
          <table:table-cell office:value-type="float" office:value="0.18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74.0"/>
          <table:table-cell office:value-type="float" office:value="2137.0"/>
          <table:table-cell office:value-type="float" office:value="14843.0"/>
          <table:table-cell office:value-type="float" office:value="59803.0"/>
          <table:table-cell office:value-type="float" office:value="129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52.0"/>
          <table:table-cell office:value-type="float" office:value="33401.0"/>
          <table:table-cell office:value-type="float" office:value="25336.0"/>
          <table:table-cell office:value-type="float" office:value="25280.0"/>
          <table:table-cell office:value-type="float" office:value="5903.0"/>
          <table:table-cell office:value-type="float" office:value="15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2.11572"/>
          <table:table-cell office:value-type="float" office:value="0.1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664.0"/>
          <table:table-cell office:value-type="float" office:value="15415.0"/>
          <table:table-cell office:value-type="float" office:value="61835.0"/>
          <table:table-cell office:value-type="float" office:value="1262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25.0"/>
          <table:table-cell office:value-type="float" office:value="34067.0"/>
          <table:table-cell office:value-type="float" office:value="25915.0"/>
          <table:table-cell office:value-type="float" office:value="25062.0"/>
          <table:table-cell office:value-type="float" office:value="4960.0"/>
          <table:table-cell office:value-type="float" office:value="150.0"/>
          <table:table-cell office:value-type="float" office:value="2.09192"/>
          <table:table-cell office:value-type="float" office:value="0.2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715.0"/>
          <table:table-cell office:value-type="float" office:value="15415.0"/>
          <table:table-cell office:value-type="float" office:value="61835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25.0"/>
          <table:table-cell office:value-type="float" office:value="34067.0"/>
          <table:table-cell office:value-type="float" office:value="25915.0"/>
          <table:table-cell office:value-type="float" office:value="25062.0"/>
          <table:table-cell office:value-type="float" office:value="4960.0"/>
          <table:table-cell office:value-type="float" office:value="150.0"/>
          <table:table-cell office:value-type="float" office:value="2.18714"/>
          <table:table-cell office:value-type="float" office:value="0.2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7.0"/>
          <table:table-cell office:value-type="float" office:value="15265.0"/>
          <table:table-cell office:value-type="float" office:value="61375.0"/>
          <table:table-cell office:value-type="float" office:value="129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55.0"/>
          <table:table-cell office:value-type="float" office:value="33968.0"/>
          <table:table-cell office:value-type="float" office:value="25816.0"/>
          <table:table-cell office:value-type="float" office:value="25541.0"/>
          <table:table-cell office:value-type="float" office:value="5938.0"/>
          <table:table-cell office:value-type="float" office:value="15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2.06349"/>
          <table:table-cell office:value-type="float" office:value="0.1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753.0"/>
          <table:table-cell office:value-type="float" office:value="15351.0"/>
          <table:table-cell office:value-type="float" office:value="61598.0"/>
          <table:table-cell office:value-type="float" office:value="127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12.0"/>
          <table:table-cell office:value-type="float" office:value="33978.0"/>
          <table:table-cell office:value-type="float" office:value="25840.0"/>
          <table:table-cell office:value-type="float" office:value="25012.0"/>
          <table:table-cell office:value-type="float" office:value="4963.0"/>
          <table:table-cell office:value-type="float" office:value="150.0"/>
          <table:table-cell office:value-type="float" office:value="1.97864"/>
          <table:table-cell office:value-type="float" office:value="0.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99.0"/>
          <table:table-cell office:value-type="float" office:value="15351.0"/>
          <table:table-cell office:value-type="float" office:value="61598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12.0"/>
          <table:table-cell office:value-type="float" office:value="33978.0"/>
          <table:table-cell office:value-type="float" office:value="25840.0"/>
          <table:table-cell office:value-type="float" office:value="25012.0"/>
          <table:table-cell office:value-type="float" office:value="4963.0"/>
          <table:table-cell office:value-type="float" office:value="150.0"/>
          <table:table-cell office:value-type="float" office:value="2.1551"/>
          <table:table-cell office:value-type="float" office:value="0.1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3.0"/>
          <table:table-cell office:value-type="float" office:value="15201.0"/>
          <table:table-cell office:value-type="float" office:value="61138.0"/>
          <table:table-cell office:value-type="float" office:value="129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42.0"/>
          <table:table-cell office:value-type="float" office:value="33879.0"/>
          <table:table-cell office:value-type="float" office:value="25741.0"/>
          <table:table-cell office:value-type="float" office:value="25491.0"/>
          <table:table-cell office:value-type="float" office:value="5941.0"/>
          <table:table-cell office:value-type="float" office:value="15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1.99511"/>
          <table:table-cell office:value-type="float" office:value="0.20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385.0"/>
          <table:table-cell office:value-type="float" office:value="21338.0"/>
          <table:table-cell office:value-type="float" office:value="84730.0"/>
          <table:table-cell office:value-type="float" office:value="125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36.0"/>
          <table:table-cell office:value-type="float" office:value="43845.0"/>
          <table:table-cell office:value-type="float" office:value="33787.0"/>
          <table:table-cell office:value-type="float" office:value="30871.0"/>
          <table:table-cell office:value-type="float" office:value="5666.0"/>
          <table:table-cell office:value-type="float" office:value="150.0"/>
          <table:table-cell office:value-type="float" office:value="2.09324"/>
          <table:table-cell office:value-type="float" office:value="0.2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972.0"/>
          <table:table-cell office:value-type="float" office:value="21338.0"/>
          <table:table-cell office:value-type="float" office:value="84730.0"/>
          <table:table-cell office:value-type="float" office:value="1262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36.0"/>
          <table:table-cell office:value-type="float" office:value="43845.0"/>
          <table:table-cell office:value-type="float" office:value="33787.0"/>
          <table:table-cell office:value-type="float" office:value="30871.0"/>
          <table:table-cell office:value-type="float" office:value="5666.0"/>
          <table:table-cell office:value-type="float" office:value="150.0"/>
          <table:table-cell office:value-type="float" office:value="2.06515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7.0"/>
          <table:table-cell office:value-type="float" office:value="21188.0"/>
          <table:table-cell office:value-type="float" office:value="84270.0"/>
          <table:table-cell office:value-type="float" office:value="1298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66.0"/>
          <table:table-cell office:value-type="float" office:value="43744.0"/>
          <table:table-cell office:value-type="float" office:value="33686.0"/>
          <table:table-cell office:value-type="float" office:value="31352.0"/>
          <table:table-cell office:value-type="float" office:value="6648.0"/>
          <table:table-cell office:value-type="float" office:value="15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2.10912"/>
          <table:table-cell office:value-type="float" office:value="0.2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81.0"/>
          <table:table-cell office:value-type="float" office:value="4532.0"/>
          <table:table-cell office:value-type="float" office:value="21267.0"/>
          <table:table-cell office:value-type="float" office:value="84460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23.0"/>
          <table:table-cell office:value-type="float" office:value="43733.0"/>
          <table:table-cell office:value-type="float" office:value="33696.0"/>
          <table:table-cell office:value-type="float" office:value="30800.0"/>
          <table:table-cell office:value-type="float" office:value="5672.0"/>
          <table:table-cell office:value-type="float" office:value="150.0"/>
          <table:table-cell office:value-type="float" office:value="2.19261"/>
          <table:table-cell office:value-type="float" office:value="0.234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621.0"/>
          <table:table-cell office:value-type="float" office:value="5069.0"/>
          <table:table-cell office:value-type="float" office:value="21267.0"/>
          <table:table-cell office:value-type="float" office:value="84460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23.0"/>
          <table:table-cell office:value-type="float" office:value="43733.0"/>
          <table:table-cell office:value-type="float" office:value="33696.0"/>
          <table:table-cell office:value-type="float" office:value="30800.0"/>
          <table:table-cell office:value-type="float" office:value="5672.0"/>
          <table:table-cell office:value-type="float" office:value="150.0"/>
          <table:table-cell office:value-type="float" office:value="2.20917"/>
          <table:table-cell office:value-type="float" office:value="0.2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2.0"/>
          <table:table-cell office:value-type="float" office:value="21117.0"/>
          <table:table-cell office:value-type="float" office:value="84000.0"/>
          <table:table-cell office:value-type="float" office:value="129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53.0"/>
          <table:table-cell office:value-type="float" office:value="43633.0"/>
          <table:table-cell office:value-type="float" office:value="33596.0"/>
          <table:table-cell office:value-type="float" office:value="31280.0"/>
          <table:table-cell office:value-type="float" office:value="6652.0"/>
          <table:table-cell office:value-type="float" office:value="15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1.96186"/>
          <table:table-cell office:value-type="float" office:value="0.24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030.0"/>
          <table:table-cell office:value-type="float" office:value="21543.0"/>
          <table:table-cell office:value-type="float" office:value="85696.0"/>
          <table:table-cell office:value-type="float" office:value="126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69.0"/>
          <table:table-cell office:value-type="float" office:value="44308.0"/>
          <table:table-cell office:value-type="float" office:value="34093.0"/>
          <table:table-cell office:value-type="float" office:value="31206.0"/>
          <table:table-cell office:value-type="float" office:value="5701.0"/>
          <table:table-cell office:value-type="float" office:value="150.0"/>
          <table:table-cell office:value-type="float" office:value="2.03683"/>
          <table:table-cell office:value-type="float" office:value="0.24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020.0"/>
          <table:table-cell office:value-type="float" office:value="21543.0"/>
          <table:table-cell office:value-type="float" office:value="85696.0"/>
          <table:table-cell office:value-type="float" office:value="1270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69.0"/>
          <table:table-cell office:value-type="float" office:value="44308.0"/>
          <table:table-cell office:value-type="float" office:value="34093.0"/>
          <table:table-cell office:value-type="float" office:value="31206.0"/>
          <table:table-cell office:value-type="float" office:value="5701.0"/>
          <table:table-cell office:value-type="float" office:value="150.0"/>
          <table:table-cell office:value-type="float" office:value="2.26695"/>
          <table:table-cell office:value-type="float" office:value="0.20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9.0"/>
          <table:table-cell office:value-type="float" office:value="21393.0"/>
          <table:table-cell office:value-type="float" office:value="85236.0"/>
          <table:table-cell office:value-type="float" office:value="130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99.0"/>
          <table:table-cell office:value-type="float" office:value="44205.0"/>
          <table:table-cell office:value-type="float" office:value="33990.0"/>
          <table:table-cell office:value-type="float" office:value="31689.0"/>
          <table:table-cell office:value-type="float" office:value="6687.0"/>
          <table:table-cell office:value-type="float" office:value="15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2.04749"/>
          <table:table-cell office:value-type="float" office:value="0.21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12.0"/>
          <table:table-cell office:value-type="float" office:value="3026.0"/>
          <table:table-cell office:value-type="float" office:value="21331.0"/>
          <table:table-cell office:value-type="float" office:value="84741.0"/>
          <table:table-cell office:value-type="float" office:value="125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34.0"/>
          <table:table-cell office:value-type="float" office:value="43857.0"/>
          <table:table-cell office:value-type="float" office:value="33787.0"/>
          <table:table-cell office:value-type="float" office:value="30886.0"/>
          <table:table-cell office:value-type="float" office:value="5676.0"/>
          <table:table-cell office:value-type="float" office:value="150.0"/>
          <table:table-cell office:value-type="float" office:value="2.12618"/>
          <table:table-cell office:value-type="float" office:value="0.18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022.0"/>
          <table:table-cell office:value-type="float" office:value="21331.0"/>
          <table:table-cell office:value-type="float" office:value="84741.0"/>
          <table:table-cell office:value-type="float" office:value="1277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34.0"/>
          <table:table-cell office:value-type="float" office:value="43857.0"/>
          <table:table-cell office:value-type="float" office:value="33787.0"/>
          <table:table-cell office:value-type="float" office:value="30886.0"/>
          <table:table-cell office:value-type="float" office:value="5676.0"/>
          <table:table-cell office:value-type="float" office:value="150.0"/>
          <table:table-cell office:value-type="float" office:value="2.32902"/>
          <table:table-cell office:value-type="float" office:value="0.216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2.0"/>
          <table:table-cell office:value-type="float" office:value="3445.0"/>
          <table:table-cell office:value-type="float" office:value="21181.0"/>
          <table:table-cell office:value-type="float" office:value="84281.0"/>
          <table:table-cell office:value-type="float" office:value="1297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64.0"/>
          <table:table-cell office:value-type="float" office:value="43757.0"/>
          <table:table-cell office:value-type="float" office:value="33687.0"/>
          <table:table-cell office:value-type="float" office:value="31366.0"/>
          <table:table-cell office:value-type="float" office:value="6656.0"/>
          <table:table-cell office:value-type="float" office:value="15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2.85045"/>
          <table:table-cell office:value-type="float" office:value="1.017"/>
          <table:table-cell office:value-type="float" office:value="0.83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8381.0"/>
          <table:table-cell office:value-type="float" office:value="34906.0"/>
          <table:table-cell office:value-type="float" office:value="21373.0"/>
          <table:table-cell office:value-type="float" office:value="84894.0"/>
          <table:table-cell office:value-type="float" office:value="124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338.0"/>
          <table:table-cell office:value-type="float" office:value="43920.0"/>
          <table:table-cell office:value-type="float" office:value="33834.0"/>
          <table:table-cell office:value-type="float" office:value="30927.0"/>
          <table:table-cell office:value-type="float" office:value="5663.0"/>
          <table:table-cell office:value-type="float" office:value="150.0"/>
          <table:table-cell office:value-type="float" office:value="2.14057"/>
          <table:table-cell office:value-type="float" office:value="0.194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70.0"/>
          <table:table-cell office:value-type="float" office:value="4130.0"/>
          <table:table-cell office:value-type="float" office:value="21373.0"/>
          <table:table-cell office:value-type="float" office:value="84894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38.0"/>
          <table:table-cell office:value-type="float" office:value="43920.0"/>
          <table:table-cell office:value-type="float" office:value="33834.0"/>
          <table:table-cell office:value-type="float" office:value="30927.0"/>
          <table:table-cell office:value-type="float" office:value="5663.0"/>
          <table:table-cell office:value-type="float" office:value="150.0"/>
          <table:table-cell office:value-type="float" office:value="2.29119"/>
          <table:table-cell office:value-type="float" office:value="0.19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.0"/>
          <table:table-cell office:value-type="float" office:value="21223.0"/>
          <table:table-cell office:value-type="float" office:value="84434.0"/>
          <table:table-cell office:value-type="float" office:value="130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68.0"/>
          <table:table-cell office:value-type="float" office:value="43819.0"/>
          <table:table-cell office:value-type="float" office:value="33733.0"/>
          <table:table-cell office:value-type="float" office:value="31408.0"/>
          <table:table-cell office:value-type="float" office:value="6645.0"/>
          <table:table-cell office:value-type="float" office:value="15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